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line-height="115%" fo:text-indent="0cm" style:auto-text-indent="false"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Standard">
      <style:paragraph-properties fo:margin-left="1.905cm" fo:margin-right="0cm" fo:line-height="115%" fo:text-indent="0cm" style:auto-text-indent="false" fo:break-before="auto" fo:break-after="auto" style:writing-mode="lr-tb"/>
    </style:style>
    <style:style style:name="P4" style:family="paragraph" style:parent-style-name="Standard">
      <style:paragraph-properties fo:margin-left="1.27cm" fo:margin-right="0cm" fo:line-height="115%" fo:text-indent="1.27cm" style:auto-text-indent="false" fo:break-before="auto" fo:break-after="auto" style:writing-mode="lr-tb"/>
    </style:style>
    <style:style style:name="P5" style:family="paragraph" style:parent-style-name="Standard">
      <style:paragraph-properties fo:line-height="115%" style:writing-mode="lr-tb"/>
      <style:text-properties fo:language="en" fo:country="US"/>
    </style:style>
    <style:style style:name="P6" style:family="paragraph" style:parent-style-name="Standard">
      <style:paragraph-properties fo:line-height="115%" fo:text-align="start" style:justify-single-word="false" style:writing-mode="lr-tb"/>
      <style:text-properties fo:language="en" fo:country="US"/>
    </style:style>
    <style:style style:name="P7" style:family="paragraph" style:parent-style-name="Standard">
      <style:paragraph-properties fo:line-height="115%" style:writing-mode="lr-tb"/>
      <style:text-properties fo:language="en" fo:country="US" officeooo:rsid="0013f9b8" officeooo:paragraph-rsid="0013f9b8"/>
    </style:style>
    <style:style style:name="P8" style:family="paragraph" style:parent-style-name="Standard">
      <style:paragraph-properties fo:line-height="115%"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9" style:family="paragraph" style:parent-style-name="Standard">
      <style:paragraph-properties fo:line-height="115%" fo:text-align="center" style:justify-single-word="false"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10" style:family="paragraph" style:parent-style-name="Standard">
      <style:paragraph-properties fo:line-height="115%" fo:text-align="start" style:justify-single-word="false"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11" style:family="paragraph" style:parent-style-name="Standard">
      <style:paragraph-properties fo:line-height="115%" fo:break-before="auto" fo:break-after="auto" style:writing-mode="lr-tb"/>
      <style:text-properties fo:color="#666666" style:font-name="Times New Roman" fo:font-size="13pt" fo:language="en" fo:country="US" fo:font-weight="bold" style:font-name-asian="Times New Roman" style:font-size-asian="13pt" style:font-weight-asian="bold" style:font-name-complex="Times New Roman" style:font-size-complex="13pt" style:font-weight-complex="bold"/>
    </style:style>
    <style:style style:name="P12" style:family="paragraph" style:parent-style-name="Standard">
      <style:paragraph-properties fo:line-height="115%" fo:text-align="start" style:justify-single-word="false" fo:break-before="auto" fo:break-after="auto" style:writing-mode="lr-tb"/>
      <style:text-properties fo:color="#666666" style:font-name="Times New Roman" fo:font-size="13pt" fo:language="en" fo:country="US" fo:font-weight="bold" style:font-name-asian="Times New Roman" style:font-size-asian="13pt" style:font-weight-asian="bold" style:font-name-complex="Times New Roman" style:font-size-complex="13pt" style:font-weight-complex="bold"/>
    </style:style>
    <style:style style:name="P13" style:family="paragraph" style:parent-style-name="Standard">
      <style:paragraph-properties fo:line-height="115%" fo:text-align="start" style:justify-single-word="false" fo:break-before="auto" fo:break-after="auto" style:writing-mode="lr-tb"/>
    </style:style>
    <style:style style:name="P14" style:family="paragraph" style:parent-style-name="Standard">
      <style:paragraph-properties fo:line-height="115%" fo:break-before="auto" fo:break-after="auto" style:writing-mode="lr-tb"/>
      <style:text-properties fo:language="en" fo:country="US"/>
    </style:style>
    <style:style style:name="P15" style:family="paragraph" style:parent-style-name="Standard">
      <style:paragraph-properties fo:line-height="115%" fo:text-align="center" style:justify-single-word="false" fo:break-before="auto" fo:break-after="auto" style:writing-mode="lr-tb"/>
      <style:text-properties fo:language="en" fo:country="US"/>
    </style:style>
    <style:style style:name="P16" style:family="paragraph" style:parent-style-name="Standard">
      <style:paragraph-properties fo:line-height="115%" fo:text-align="start" style:justify-single-word="false" fo:break-before="auto" fo:break-after="auto" style:writing-mode="lr-tb"/>
      <style:text-properties fo:language="en" fo:country="US"/>
    </style:style>
    <style:style style:name="P17" style:family="paragraph" style:parent-style-name="Standard">
      <style:paragraph-properties fo:line-height="115%" fo:break-before="auto" fo:break-after="auto" style:writing-mode="lr-tb"/>
      <style:text-properties fo:language="en" fo:country="US" officeooo:rsid="00126a40"/>
    </style:style>
    <style:style style:name="P18" style:family="paragraph" style:parent-style-name="Standard">
      <style:paragraph-properties fo:line-height="115%" fo:text-align="start" style:justify-single-word="false" fo:break-before="auto" fo:break-after="auto" style:writing-mode="lr-tb"/>
      <style:text-properties fo:language="en" fo:country="US" officeooo:rsid="0013f9b8" officeooo:paragraph-rsid="0013f9b8"/>
    </style:style>
    <style:style style:name="P19" style:family="paragraph" style:parent-style-name="Standard">
      <style:paragraph-properties fo:line-height="115%" fo:break-before="auto" fo:break-after="auto" style:writing-mode="lr-tb"/>
      <style:text-properties fo:language="en" fo:country="US" officeooo:rsid="0016b05f" officeooo:paragraph-rsid="0016b05f"/>
    </style:style>
    <style:style style:name="P20" style:family="paragraph" style:parent-style-name="Standard">
      <style:paragraph-properties fo:line-height="115%" fo:break-before="auto" fo:break-after="auto" style:writing-mode="lr-tb"/>
      <style:text-properties style:font-name="Trebuchet MS" fo:font-size="13pt" fo:language="en" fo:country="US" style:font-name-asian="Trebuchet MS" style:font-size-asian="13pt" style:font-name-complex="Trebuchet MS" style:font-size-complex="13pt"/>
    </style:style>
    <style:style style:name="P21" style:family="paragraph" style:parent-style-name="Standard">
      <style:paragraph-properties fo:line-height="115%" fo:text-align="start" style:justify-single-word="false" fo:break-before="page" style:writing-mode="lr-tb"/>
      <style:text-properties fo:color="#666666" style:font-name="Trebuchet MS" fo:font-size="13pt" fo:language="en" fo:country="US" style:font-name-asian="Trebuchet MS" style:font-size-asian="13pt" style:font-name-complex="Trebuchet MS" style:font-size-complex="13pt"/>
    </style:style>
    <style:style style:name="P22" style:family="paragraph" style:parent-style-name="Standard">
      <style:paragraph-properties fo:margin-left="1.27cm" fo:margin-right="0cm" fo:line-height="115%" fo:text-align="start" style:justify-single-word="false" fo:text-indent="0cm" style:auto-text-indent="false" fo:break-before="auto" fo:break-after="auto" style:writing-mode="lr-tb"/>
      <style:text-properties fo:language="en" fo:country="US"/>
    </style:style>
    <style:style style:name="P23" style:family="paragraph" style:parent-style-name="Standard" style:master-page-name="Standard">
      <style:paragraph-properties fo:line-height="115%" fo:text-align="end" style:justify-single-word="false" style:page-number="auto" fo:break-before="auto" fo:break-after="auto" style:writing-mode="lr-tb"/>
      <style:text-properties fo:language="en" fo:country="US"/>
    </style:style>
    <style:style style:name="P24" style:family="paragraph" style:parent-style-name="Standard">
      <style:paragraph-properties fo:margin-left="1.27cm" fo:margin-right="0cm" fo:line-height="115%" fo:text-indent="1.27cm" style:auto-text-indent="false" fo:break-before="auto" fo:break-after="auto" style:writing-mode="lr-tb"/>
      <style:text-properties fo:language="en" fo:country="US"/>
    </style:style>
    <style:style style:name="P25" style:family="paragraph" style:parent-style-name="Standard">
      <style:paragraph-properties fo:margin-left="1.27cm" fo:margin-right="0cm" fo:line-height="115%" fo:text-align="start" style:justify-single-word="false" fo:text-indent="1.27cm" style:auto-text-indent="false" fo:break-before="auto" fo:break-after="auto" style:writing-mode="lr-tb"/>
      <style:text-properties fo:language="en" fo:country="US"/>
    </style:style>
    <style:style style:name="P26" style:family="paragraph" style:parent-style-name="Standard">
      <style:paragraph-properties fo:margin-left="0cm" fo:margin-right="0cm" fo:line-height="115%" fo:text-indent="1.27cm" style:auto-text-indent="false" fo:break-before="auto" fo:break-after="auto" style:writing-mode="lr-tb"/>
      <style:text-properties fo:language="en" fo:country="US"/>
    </style:style>
    <style:style style:name="P27" style:family="paragraph" style:parent-style-name="Standard">
      <style:paragraph-properties fo:margin-left="0cm" fo:margin-right="0cm" fo:line-height="115%" fo:text-align="start" style:justify-single-word="false" fo:text-indent="1.27cm" style:auto-text-indent="false" fo:break-before="auto" fo:break-after="auto" style:writing-mode="lr-tb"/>
      <style:text-properties fo:language="en" fo:country="US"/>
    </style:style>
    <style:style style:name="P28" style:family="paragraph" style:parent-style-name="Standard">
      <style:paragraph-properties fo:margin-left="2.54cm" fo:margin-right="0cm" fo:line-height="115%" fo:text-indent="1.27cm" style:auto-text-indent="false" fo:break-before="auto" fo:break-after="auto" style:writing-mode="lr-tb"/>
      <style:text-properties fo:language="en" fo:country="US"/>
    </style:style>
    <style:style style:name="P29" style:family="paragraph" style:parent-style-name="Standard">
      <style:paragraph-properties fo:margin-left="3.81cm" fo:margin-right="0cm" fo:line-height="115%" fo:text-indent="0cm" style:auto-text-indent="false" fo:break-before="auto" fo:break-after="auto" style:writing-mode="lr-tb"/>
      <style:text-properties fo:language="en" fo:country="US"/>
    </style:style>
    <style:style style:name="P30" style:family="paragraph" style:parent-style-name="Heading_20_3">
      <style:paragraph-properties fo:line-height="115%" fo:break-before="auto" fo:break-after="auto" style:writing-mode="lr-tb"/>
      <style:text-properties fo:language="en" fo:country="US"/>
    </style:style>
    <style:style style:name="P31" style:family="paragraph" style:parent-style-name="Heading_20_3">
      <style:paragraph-properties fo:margin-top="0.282cm" fo:margin-bottom="0cm" loext:contextual-spacing="false" fo:line-height="115%" fo:keep-together="always" fo:break-before="auto" fo:break-after="auto" fo:keep-with-next="always" style:writing-mode="lr-tb"/>
      <style:text-properties fo:language="en" fo:country="US"/>
    </style:style>
    <style:style style:name="P32" style:family="paragraph" style:parent-style-name="Heading_20_1">
      <style:paragraph-properties fo:line-height="115%" fo:break-before="auto" fo:break-after="auto" style:writing-mode="lr-tb"/>
      <style:text-properties fo:language="en" fo:country="US"/>
    </style:style>
    <style:style style:name="P33" style:family="paragraph" style:parent-style-name="Heading_20_1" style:list-style-name="">
      <style:paragraph-properties fo:line-height="115%" fo:text-align="start" style:justify-single-word="false" fo:keep-together="always" fo:orphans="2" fo:widows="2" fo:break-before="auto" fo:break-after="auto" style:writing-mode="lr-tb"/>
      <style:text-properties fo:language="en" fo:country="US"/>
    </style:style>
    <style:style style:name="P34" style:family="paragraph" style:parent-style-name="Heading_20_1" style:list-style-name="">
      <style:paragraph-properties fo:margin-top="0.353cm" fo:margin-bottom="0cm" loext:contextual-spacing="false" fo:line-height="115%" fo:text-align="start" style:justify-single-word="false" fo:keep-together="always" fo:orphans="2" fo:widows="2" fo:break-before="auto" fo:break-after="auto" fo:keep-with-next="always" style:writing-mode="lr-tb"/>
      <style:text-properties fo:language="en" fo:country="US"/>
    </style:style>
    <style:style style:name="P35" style:family="paragraph" style:parent-style-name="Heading_20_1">
      <style:paragraph-properties fo:margin-top="0.353cm" fo:margin-bottom="0cm" loext:contextual-spacing="false" fo:line-height="115%" fo:break-before="page" style:writing-mode="lr-tb"/>
      <style:text-properties fo:language="en" fo:country="US"/>
    </style:style>
    <style:style style:name="P36" style:family="paragraph" style:parent-style-name="Heading_20_1">
      <style:paragraph-properties fo:line-height="115%" fo:break-before="page" style:writing-mode="lr-tb"/>
      <style:text-properties fo:language="en" fo:country="US"/>
    </style:style>
    <style:style style:name="P37" style:family="paragraph" style:parent-style-name="Title" style:master-page-name="Standard">
      <style:paragraph-properties fo:line-height="115%" fo:text-align="center" style:justify-single-word="false" style:page-number="auto" fo:break-before="auto" fo:break-after="auto" style:writing-mode="lr-tb"/>
      <style:text-properties fo:language="en" fo:country="US" officeooo:rsid="0013f9b8" officeooo:paragraph-rsid="0013f9b8"/>
    </style:style>
    <style:style style:name="P38" style:family="paragraph" style:parent-style-name="Heading_20_2">
      <style:paragraph-properties fo:line-height="115%" fo:break-before="auto" fo:break-after="auto" style:writing-mode="lr-tb"/>
      <style:text-properties fo:language="en" fo:country="US"/>
    </style:style>
    <style:style style:name="P39" style:family="paragraph" style:parent-style-name="Heading_20_2" style:list-style-name="">
      <style:paragraph-properties fo:line-height="115%" fo:text-align="start" style:justify-single-word="false" fo:keep-together="always" fo:orphans="2" fo:widows="2" fo:break-before="auto" fo:break-after="auto" style:writing-mode="lr-tb"/>
      <style:text-properties fo:language="en" fo:country="US"/>
    </style:style>
    <style:style style:name="P40" style:family="paragraph" style:parent-style-name="Heading_20_2">
      <style:paragraph-properties fo:line-height="115%" fo:break-before="page" style:writing-mode="lr-tb"/>
      <style:text-properties fo:language="en" fo:country="US"/>
    </style:style>
    <style:style style:name="T1" style:family="text">
      <style:text-properties fo:color="#666666" style:font-name="Trebuchet MS" fo:font-size="13pt" style:font-name-asian="Trebuchet MS" style:font-size-asian="13pt" style:font-name-complex="Trebuchet MS" style:font-size-complex="13pt"/>
    </style:style>
    <style:style style:name="T2" style:family="text">
      <style:text-properties fo:color="#666666" style:font-name="Trebuchet MS" fo:font-size="13pt" officeooo:rsid="00126a40" style:font-name-asian="Trebuchet MS" style:font-size-asian="13pt" style:font-name-complex="Trebuchet MS" style:font-size-complex="13pt"/>
    </style:style>
    <style:style style:name="T3" style:family="text">
      <style:text-properties fo:color="#666666" style:font-name="Trebuchet MS" fo:font-size="13pt" officeooo:rsid="0013f9b8" style:font-name-asian="Trebuchet MS" style:font-size-asian="13pt" style:font-name-complex="Trebuchet MS" style:font-size-complex="13pt"/>
    </style:style>
    <style:style style:name="T4" style:family="text">
      <style:text-properties fo:color="#666666" style:font-name="Trebuchet MS" fo:font-size="13pt" officeooo:rsid="0014f8cf" style:font-name-asian="Trebuchet MS" style:font-size-asian="13pt" style:font-name-complex="Trebuchet MS" style:font-size-complex="13pt"/>
    </style:style>
    <style:style style:name="T5" style:family="text">
      <style:text-properties fo:color="#666666" style:font-name="Trebuchet MS" fo:font-size="13pt" officeooo:rsid="0016b05f" style:font-name-asian="Trebuchet MS" style:font-size-asian="13pt" style:font-name-complex="Trebuchet MS" style:font-size-complex="13pt"/>
    </style:style>
    <style:style style:name="T6" style:family="text">
      <style:text-properties fo:color="#666666" style:font-name="Trebuchet MS" fo:font-size="13pt" officeooo:rsid="00184c76" style:font-name-asian="Trebuchet MS" style:font-size-asian="13pt" style:font-name-complex="Trebuchet MS" style:font-size-complex="13pt"/>
    </style:style>
    <style:style style:name="T7" style:family="text">
      <style:text-properties fo:color="#666666" style:font-name="Trebuchet MS" fo:font-size="13pt" officeooo:rsid="001a1501" style:font-name-asian="Trebuchet MS" style:font-size-asian="13pt" style:font-name-complex="Trebuchet MS" style:font-size-complex="13pt"/>
    </style:style>
    <style:style style:name="T8" style:family="text">
      <style:text-properties fo:color="#666666" style:font-name="Trebuchet MS" fo:font-size="13pt" officeooo:rsid="001a32ed" style:font-name-asian="Trebuchet MS" style:font-size-asian="13pt" style:font-name-complex="Trebuchet MS" style:font-size-complex="13pt"/>
    </style:style>
    <style:style style:name="T9" style:family="text">
      <style:text-properties fo:color="#666666" style:font-name="Trebuchet MS" fo:font-size="13pt" officeooo:rsid="001abe40" style:font-name-asian="Trebuchet MS" style:font-size-asian="13pt" style:font-name-complex="Trebuchet MS" style:font-size-complex="13pt"/>
    </style:style>
    <style:style style:name="T10" style:family="text">
      <style:text-properties fo:color="#666666" style:font-name="Trebuchet MS"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T11" style:family="text">
      <style:text-properties fo:color="#666666" style:font-name="Trebuchet MS" fo:font-size="13pt" fo:font-style="italic" fo:font-weight="bold" officeooo:rsid="0013f9b8" style:font-name-asian="Trebuchet MS" style:font-size-asian="13pt" style:font-style-asian="italic" style:font-weight-asian="bold" style:font-name-complex="Trebuchet MS" style:font-size-complex="13pt" style:font-style-complex="italic" style:font-weight-complex="bold"/>
    </style:style>
    <style:style style:name="T12" style:family="text">
      <style:text-properties fo:color="#666666" style:font-name="Trebuchet MS" fo:font-size="13pt" fo:language="en" fo:country="US" style:font-name-asian="Trebuchet MS" style:font-size-asian="13pt" style:font-name-complex="Trebuchet MS" style:font-size-complex="13pt"/>
    </style:style>
    <style:style style:name="T13" style:family="text">
      <style:text-properties fo:color="#666666" style:font-name="Trebuchet MS" fo:font-size="13pt" fo:language="en" fo:country="US" officeooo:rsid="00126a40" style:font-name-asian="Trebuchet MS" style:font-size-asian="13pt" style:font-name-complex="Trebuchet MS" style:font-size-complex="13pt"/>
    </style:style>
    <style:style style:name="T14" style:family="text">
      <style:text-properties style:font-name="Trebuchet MS" fo:font-size="13pt" fo:font-weight="bold" style:font-name-asian="Trebuchet MS" style:font-size-asian="13pt" style:font-weight-asian="bold" style:font-name-complex="Trebuchet MS" style:font-size-complex="13pt" style:font-weight-complex="bold"/>
    </style:style>
    <style:style style:name="T15" style:family="text">
      <style:text-properties style:font-name="Trebuchet MS" fo:font-size="13pt" style:font-name-asian="Trebuchet MS" style:font-size-asian="13pt" style:font-name-complex="Trebuchet MS" style:font-size-complex="13pt"/>
    </style:style>
    <style:style style:name="T16" style:family="text">
      <style:text-properties fo:color="#1155cc" fo:language="en" fo:country="US" style:text-underline-style="solid" style:text-underline-width="auto" style:text-underline-color="font-color"/>
    </style:style>
    <style:style style:name="T17" style:family="text">
      <style:text-properties fo:color="#000000"/>
    </style:style>
    <style:style style:name="T18" style:family="text">
      <style:text-properties fo:color="#000000" officeooo:rsid="0016b05f"/>
    </style:style>
    <style:style style:name="T19" style:family="text">
      <style:text-properties fo:color="#000000" officeooo:rsid="001a1501"/>
    </style:style>
    <style:style style:name="T20" style:family="text">
      <style:text-properties fo:color="#000000" officeooo:rsid="001a32ed"/>
    </style:style>
    <style:style style:name="T21" style:family="text">
      <style:text-properties officeooo:rsid="00126a40"/>
    </style:style>
    <style:style style:name="T22" style:family="text">
      <style:text-properties fo:language="en" fo:country="US"/>
    </style:style>
    <style:style style:name="T23" style:family="text">
      <style:text-properties officeooo:rsid="001a32ed"/>
    </style:style>
    <style:style style:name="T24" style:family="text">
      <style:text-properties officeooo:rsid="001abe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hip Invaders</text:p>
      <text:p text:style-name="P9"/>
      <text:p text:style-name="P10"/>
      <text:p text:style-name="P10"/>
      <text:p text:style-name="P10"/>
      <text:p text:style-name="P10"/>
      <text:p text:style-name="P15"><text:span text:style-name="T1"/></text:p>
      <text:p text:style-name="P10"/>
      <text:p text:style-name="P10"/>
      <text:p text:style-name="P10"/>
      <text:p text:style-name="P10"/>
      <text:p text:style-name="P15"><text:span text:style-name="T1">Revision: 0.0.</text:span><text:span text:style-name="T2">1</text:span></text:p>
      <text:p text:style-name="P9"/>
      <text:p text:style-name="P15"><text:span text:style-name="T1">GDD Template Written by: Benjamin “HeadClot” Stanley</text:span></text:p>
      <text:p text:style-name="P9"/>
      <text:p text:style-name="P9"/>
      <text:p text:style-name="P15"><text:span text:style-name="T1">Special thanks to Alec Markarian</text:span></text:p>
      <text:p text:style-name="P15"><text:span text:style-name="T1">Otherwise this would not have happene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15"><text:span text:style-name="T1">License </text:span></text:p>
      <text:p text:style-name="P16"><text:span text:style-name="T1">If you use this in any of your games. Give credit in the GDD (this document) to Alec Markarian and Benjamin Stanley. We did work so you don’t have to. <text:s text:c="2"/></text:span></text:p>
      <text:p text:style-name="P10"/>
      <text:p text:style-name="P15"><text:span text:style-name="T1">Feel free to Modify, redistribute but </text:span><text:span text:style-name="T14">not sell</text:span><text:span text:style-name="T1"> this document.</text:span></text:p>
      <text:p text:style-name="P10"/>
      <text:p text:style-name="P10"/>
      <text:p text:style-name="P15"><text:span text:style-name="T3">TL; DR – </text:span><text:span text:style-name="T1">Keep the credits section of this document intact and we are good and do not sell i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text:soft-page-break/><text:a xlink:type="simple" xlink:href="#h.yj5nhqp5cf0j" text:style-name="Internet_20_link" text:visited-style-name="Visited_20_Internet_20_Link"><text:span text:style-name="T16">Overview</text:span></text:a></text:p>
      <text:p text:style-name="P2"><text:a xlink:type="simple" xlink:href="#h.5s48wntac2es" text:style-name="Internet_20_link" text:visited-style-name="Visited_20_Internet_20_Link">Theme</text:a><text:a xlink:type="simple" xlink:href="#h.5s48wntac2es" text:style-name="Internet_20_link" text:visited-style-name="Visited_20_Internet_20_Link"> / </text:a><text:a xlink:type="simple" xlink:href="#h.5s48wntac2es" text:style-name="Internet_20_link" text:visited-style-name="Visited_20_Internet_20_Link">Setting</text:a><text:a xlink:type="simple" xlink:href="#h.5s48wntac2es" text:style-name="Internet_20_link" text:visited-style-name="Visited_20_Internet_20_Link"> / </text:a><text:a xlink:type="simple" xlink:href="#h.5s48wntac2es" text:style-name="Internet_20_link" text:visited-style-name="Visited_20_Internet_20_Link">Genre</text:a></text:p>
      <text:p text:style-name="P2"><text:a xlink:type="simple" xlink:href="#h.uzq23hfhdv6e" text:style-name="Internet_20_link" text:visited-style-name="Visited_20_Internet_20_Link">Core</text:a><text:a xlink:type="simple" xlink:href="#h.uzq23hfhdv6e" text:style-name="Internet_20_link" text:visited-style-name="Visited_20_Internet_20_Link"> </text:a><text:a xlink:type="simple" xlink:href="#h.uzq23hfhdv6e" text:style-name="Internet_20_link" text:visited-style-name="Visited_20_Internet_20_Link">Gameplay</text:a><text:a xlink:type="simple" xlink:href="#h.uzq23hfhdv6e" text:style-name="Internet_20_link" text:visited-style-name="Visited_20_Internet_20_Link"> </text:a><text:a xlink:type="simple" xlink:href="#h.uzq23hfhdv6e" text:style-name="Internet_20_link" text:visited-style-name="Visited_20_Internet_20_Link">Mechanics</text:a><text:a xlink:type="simple" xlink:href="#h.uzq23hfhdv6e" text:style-name="Internet_20_link" text:visited-style-name="Visited_20_Internet_20_Link"> </text:a><text:a xlink:type="simple" xlink:href="#h.uzq23hfhdv6e" text:style-name="Internet_20_link" text:visited-style-name="Visited_20_Internet_20_Link">Brief</text:a></text:p>
      <text:p text:style-name="P2"><text:a xlink:type="simple" xlink:href="#h.kvz0cxkhwt0s" text:style-name="Internet_20_link" text:visited-style-name="Visited_20_Internet_20_Link">Targeted</text:a><text:a xlink:type="simple" xlink:href="#h.kvz0cxkhwt0s" text:style-name="Internet_20_link" text:visited-style-name="Visited_20_Internet_20_Link"> </text:a><text:a xlink:type="simple" xlink:href="#h.kvz0cxkhwt0s" text:style-name="Internet_20_link" text:visited-style-name="Visited_20_Internet_20_Link">platforms</text:a></text:p>
      <text:p text:style-name="P2"><text:a xlink:type="simple" xlink:href="#h.421ijgnpyvmc" text:style-name="Internet_20_link" text:visited-style-name="Visited_20_Internet_20_Link">Monetization</text:a><text:a xlink:type="simple" xlink:href="#h.421ijgnpyvmc" text:style-name="Internet_20_link" text:visited-style-name="Visited_20_Internet_20_Link"> </text:a><text:a xlink:type="simple" xlink:href="#h.421ijgnpyvmc" text:style-name="Internet_20_link" text:visited-style-name="Visited_20_Internet_20_Link">model</text:a><text:a xlink:type="simple" xlink:href="#h.421ijgnpyvmc" text:style-name="Internet_20_link" text:visited-style-name="Visited_20_Internet_20_Link"> (</text:a><text:a xlink:type="simple" xlink:href="#h.421ijgnpyvmc" text:style-name="Internet_20_link" text:visited-style-name="Visited_20_Internet_20_Link">Brief</text:a><text:a xlink:type="simple" xlink:href="#h.421ijgnpyvmc" text:style-name="Internet_20_link" text:visited-style-name="Visited_20_Internet_20_Link">/</text:a><text:a xlink:type="simple" xlink:href="#h.421ijgnpyvmc" text:style-name="Internet_20_link" text:visited-style-name="Visited_20_Internet_20_Link">Document</text:a><text:a xlink:type="simple" xlink:href="#h.421ijgnpyvmc" text:style-name="Internet_20_link" text:visited-style-name="Visited_20_Internet_20_Link">)</text:a></text:p>
      <text:p text:style-name="P2"><text:a xlink:type="simple" xlink:href="#h.rdb2xo3rjh0s" text:style-name="Internet_20_link" text:visited-style-name="Visited_20_Internet_20_Link">Project</text:a><text:a xlink:type="simple" xlink:href="#h.rdb2xo3rjh0s" text:style-name="Internet_20_link" text:visited-style-name="Visited_20_Internet_20_Link"> </text:a><text:a xlink:type="simple" xlink:href="#h.rdb2xo3rjh0s" text:style-name="Internet_20_link" text:visited-style-name="Visited_20_Internet_20_Link">Scope</text:a></text:p>
      <text:p text:style-name="P2"><text:a xlink:type="simple" xlink:href="#h.155cm8v36jpc" text:style-name="Internet_20_link" text:visited-style-name="Visited_20_Internet_20_Link">Influences</text:a><text:a xlink:type="simple" xlink:href="#h.155cm8v36jpc" text:style-name="Internet_20_link" text:visited-style-name="Visited_20_Internet_20_Link"> (</text:a><text:a xlink:type="simple" xlink:href="#h.155cm8v36jpc" text:style-name="Internet_20_link" text:visited-style-name="Visited_20_Internet_20_Link">Brief</text:a><text:a xlink:type="simple" xlink:href="#h.155cm8v36jpc" text:style-name="Internet_20_link" text:visited-style-name="Visited_20_Internet_20_Link">)</text:a></text:p>
      <text:p text:style-name="P3"><text:a xlink:type="simple" xlink:href="#h.c6nxu1rzd2cc" text:style-name="Internet_20_link" text:visited-style-name="Visited_20_Internet_20_Link">- &lt;</text:a><text:a xlink:type="simple" xlink:href="#h.c6nxu1rzd2cc" text:style-name="Internet_20_link" text:visited-style-name="Visited_20_Internet_20_Link">Influence</text:a><text:a xlink:type="simple" xlink:href="#h.c6nxu1rzd2cc" text:style-name="Internet_20_link" text:visited-style-name="Visited_20_Internet_20_Link"> #1&gt;</text:a></text:p>
      <text:p text:style-name="P3"><text:a xlink:type="simple" xlink:href="#h.ssiemceczw16" text:style-name="Internet_20_link" text:visited-style-name="Visited_20_Internet_20_Link">- &lt;</text:a><text:a xlink:type="simple" xlink:href="#h.ssiemceczw16" text:style-name="Internet_20_link" text:visited-style-name="Visited_20_Internet_20_Link">Influence</text:a><text:a xlink:type="simple" xlink:href="#h.ssiemceczw16" text:style-name="Internet_20_link" text:visited-style-name="Visited_20_Internet_20_Link"> #2&gt;</text:a></text:p>
      <text:p text:style-name="P3"><text:a xlink:type="simple" xlink:href="#h.31bxzkfeuvl6" text:style-name="Internet_20_link" text:visited-style-name="Visited_20_Internet_20_Link">- &lt;</text:a><text:a xlink:type="simple" xlink:href="#h.31bxzkfeuvl6" text:style-name="Internet_20_link" text:visited-style-name="Visited_20_Internet_20_Link">Influence</text:a><text:a xlink:type="simple" xlink:href="#h.31bxzkfeuvl6" text:style-name="Internet_20_link" text:visited-style-name="Visited_20_Internet_20_Link"> #3&gt;</text:a></text:p>
      <text:p text:style-name="P3"><text:a xlink:type="simple" xlink:href="#h.o4f1wa5aq6q3" text:style-name="Internet_20_link" text:visited-style-name="Visited_20_Internet_20_Link">- &lt;</text:a><text:a xlink:type="simple" xlink:href="#h.o4f1wa5aq6q3" text:style-name="Internet_20_link" text:visited-style-name="Visited_20_Internet_20_Link">Influence</text:a><text:a xlink:type="simple" xlink:href="#h.o4f1wa5aq6q3" text:style-name="Internet_20_link" text:visited-style-name="Visited_20_Internet_20_Link"> #4&gt;</text:a></text:p>
      <text:p text:style-name="P2"><text:a xlink:type="simple" xlink:href="#h.337xnergkz1b" text:style-name="Internet_20_link" text:visited-style-name="Visited_20_Internet_20_Link">The</text:a><text:a xlink:type="simple" xlink:href="#h.337xnergkz1b" text:style-name="Internet_20_link" text:visited-style-name="Visited_20_Internet_20_Link"> </text:a><text:a xlink:type="simple" xlink:href="#h.337xnergkz1b" text:style-name="Internet_20_link" text:visited-style-name="Visited_20_Internet_20_Link">elevator</text:a><text:a xlink:type="simple" xlink:href="#h.337xnergkz1b" text:style-name="Internet_20_link" text:visited-style-name="Visited_20_Internet_20_Link"> </text:a><text:a xlink:type="simple" xlink:href="#h.337xnergkz1b" text:style-name="Internet_20_link" text:visited-style-name="Visited_20_Internet_20_Link">Pitch</text:a></text:p>
      <text:p text:style-name="P2"><text:a xlink:type="simple" xlink:href="#h.z7oe7x50rpf3" text:style-name="Internet_20_link" text:visited-style-name="Visited_20_Internet_20_Link">Project</text:a><text:a xlink:type="simple" xlink:href="#h.z7oe7x50rpf3" text:style-name="Internet_20_link" text:visited-style-name="Visited_20_Internet_20_Link"> </text:a><text:a xlink:type="simple" xlink:href="#h.z7oe7x50rpf3" text:style-name="Internet_20_link" text:visited-style-name="Visited_20_Internet_20_Link">Description</text:a><text:a xlink:type="simple" xlink:href="#h.z7oe7x50rpf3" text:style-name="Internet_20_link" text:visited-style-name="Visited_20_Internet_20_Link"> (</text:a><text:a xlink:type="simple" xlink:href="#h.z7oe7x50rpf3" text:style-name="Internet_20_link" text:visited-style-name="Visited_20_Internet_20_Link">Brief</text:a><text:a xlink:type="simple" xlink:href="#h.z7oe7x50rpf3" text:style-name="Internet_20_link" text:visited-style-name="Visited_20_Internet_20_Link">):</text:a></text:p>
      <text:p text:style-name="P2"><text:a xlink:type="simple" xlink:href="#h.exbmsy55zuvb" text:style-name="Internet_20_link" text:visited-style-name="Visited_20_Internet_20_Link">Project</text:a><text:a xlink:type="simple" xlink:href="#h.exbmsy55zuvb" text:style-name="Internet_20_link" text:visited-style-name="Visited_20_Internet_20_Link"> </text:a><text:a xlink:type="simple" xlink:href="#h.exbmsy55zuvb" text:style-name="Internet_20_link" text:visited-style-name="Visited_20_Internet_20_Link">Description</text:a><text:a xlink:type="simple" xlink:href="#h.exbmsy55zuvb" text:style-name="Internet_20_link" text:visited-style-name="Visited_20_Internet_20_Link"> (</text:a><text:a xlink:type="simple" xlink:href="#h.exbmsy55zuvb" text:style-name="Internet_20_link" text:visited-style-name="Visited_20_Internet_20_Link">Detailed</text:a><text:a xlink:type="simple" xlink:href="#h.exbmsy55zuvb" text:style-name="Internet_20_link" text:visited-style-name="Visited_20_Internet_20_Link">)</text:a></text:p>
      <text:p text:style-name="P1"><text:a xlink:type="simple" xlink:href="#h.s4h84uy3suza" text:style-name="Internet_20_link" text:visited-style-name="Visited_20_Internet_20_Link">What</text:a><text:a xlink:type="simple" xlink:href="#h.s4h84uy3suza" text:style-name="Internet_20_link" text:visited-style-name="Visited_20_Internet_20_Link"> </text:a><text:a xlink:type="simple" xlink:href="#h.s4h84uy3suza" text:style-name="Internet_20_link" text:visited-style-name="Visited_20_Internet_20_Link">sets</text:a><text:a xlink:type="simple" xlink:href="#h.s4h84uy3suza" text:style-name="Internet_20_link" text:visited-style-name="Visited_20_Internet_20_Link"> </text:a><text:a xlink:type="simple" xlink:href="#h.s4h84uy3suza" text:style-name="Internet_20_link" text:visited-style-name="Visited_20_Internet_20_Link">this</text:a><text:a xlink:type="simple" xlink:href="#h.s4h84uy3suza" text:style-name="Internet_20_link" text:visited-style-name="Visited_20_Internet_20_Link"> </text:a><text:a xlink:type="simple" xlink:href="#h.s4h84uy3suza" text:style-name="Internet_20_link" text:visited-style-name="Visited_20_Internet_20_Link">project</text:a><text:a xlink:type="simple" xlink:href="#h.s4h84uy3suza" text:style-name="Internet_20_link" text:visited-style-name="Visited_20_Internet_20_Link"> </text:a><text:a xlink:type="simple" xlink:href="#h.s4h84uy3suza" text:style-name="Internet_20_link" text:visited-style-name="Visited_20_Internet_20_Link">apart</text:a><text:a xlink:type="simple" xlink:href="#h.s4h84uy3suza" text:style-name="Internet_20_link" text:visited-style-name="Visited_20_Internet_20_Link">?</text:a></text:p>
      <text:p text:style-name="P2"><text:a xlink:type="simple" xlink:href="#h.a8x4s87df6uk" text:style-name="Internet_20_link" text:visited-style-name="Visited_20_Internet_20_Link">Core</text:a><text:a xlink:type="simple" xlink:href="#h.a8x4s87df6uk" text:style-name="Internet_20_link" text:visited-style-name="Visited_20_Internet_20_Link"> </text:a><text:a xlink:type="simple" xlink:href="#h.a8x4s87df6uk" text:style-name="Internet_20_link" text:visited-style-name="Visited_20_Internet_20_Link">Gameplay</text:a><text:a xlink:type="simple" xlink:href="#h.a8x4s87df6uk" text:style-name="Internet_20_link" text:visited-style-name="Visited_20_Internet_20_Link"> </text:a><text:a xlink:type="simple" xlink:href="#h.a8x4s87df6uk" text:style-name="Internet_20_link" text:visited-style-name="Visited_20_Internet_20_Link">Mechanics</text:a><text:a xlink:type="simple" xlink:href="#h.a8x4s87df6uk" text:style-name="Internet_20_link" text:visited-style-name="Visited_20_Internet_20_Link"> (</text:a><text:a xlink:type="simple" xlink:href="#h.a8x4s87df6uk" text:style-name="Internet_20_link" text:visited-style-name="Visited_20_Internet_20_Link">Detailed</text:a><text:a xlink:type="simple" xlink:href="#h.a8x4s87df6uk" text:style-name="Internet_20_link" text:visited-style-name="Visited_20_Internet_20_Link">)</text:a></text:p>
      <text:p text:style-name="P3"><text:a xlink:type="simple" xlink:href="#h.jyik8zbcjcio" text:style-name="Internet_20_link" text:visited-style-name="Visited_20_Internet_20_Link">- &lt;</text:a><text:a xlink:type="simple" xlink:href="#h.jyik8zbcjcio" text:style-name="Internet_20_link" text:visited-style-name="Visited_20_Internet_20_Link">Core</text:a><text:a xlink:type="simple" xlink:href="#h.jyik8zbcjcio" text:style-name="Internet_20_link" text:visited-style-name="Visited_20_Internet_20_Link"> </text:a><text:a xlink:type="simple" xlink:href="#h.jyik8zbcjcio" text:style-name="Internet_20_link" text:visited-style-name="Visited_20_Internet_20_Link">Gameplay</text:a><text:a xlink:type="simple" xlink:href="#h.jyik8zbcjcio" text:style-name="Internet_20_link" text:visited-style-name="Visited_20_Internet_20_Link"> </text:a><text:a xlink:type="simple" xlink:href="#h.jyik8zbcjcio" text:style-name="Internet_20_link" text:visited-style-name="Visited_20_Internet_20_Link">Mechanic</text:a><text:a xlink:type="simple" xlink:href="#h.jyik8zbcjcio" text:style-name="Internet_20_link" text:visited-style-name="Visited_20_Internet_20_Link"> #1&gt;</text:a></text:p>
      <text:p text:style-name="P3"><text:a xlink:type="simple" xlink:href="#h.y46mn9zee60t" text:style-name="Internet_20_link" text:visited-style-name="Visited_20_Internet_20_Link">- &lt;</text:a><text:a xlink:type="simple" xlink:href="#h.y46mn9zee60t" text:style-name="Internet_20_link" text:visited-style-name="Visited_20_Internet_20_Link">Core</text:a><text:a xlink:type="simple" xlink:href="#h.y46mn9zee60t" text:style-name="Internet_20_link" text:visited-style-name="Visited_20_Internet_20_Link"> </text:a><text:a xlink:type="simple" xlink:href="#h.y46mn9zee60t" text:style-name="Internet_20_link" text:visited-style-name="Visited_20_Internet_20_Link">Gameplay</text:a><text:a xlink:type="simple" xlink:href="#h.y46mn9zee60t" text:style-name="Internet_20_link" text:visited-style-name="Visited_20_Internet_20_Link"> </text:a><text:a xlink:type="simple" xlink:href="#h.y46mn9zee60t" text:style-name="Internet_20_link" text:visited-style-name="Visited_20_Internet_20_Link">Mechanic</text:a><text:a xlink:type="simple" xlink:href="#h.y46mn9zee60t" text:style-name="Internet_20_link" text:visited-style-name="Visited_20_Internet_20_Link"> #2&gt;</text:a></text:p>
      <text:p text:style-name="P3"><text:a xlink:type="simple" xlink:href="#h.lmzwvmw5e0hr" text:style-name="Internet_20_link" text:visited-style-name="Visited_20_Internet_20_Link">- &lt;</text:a><text:a xlink:type="simple" xlink:href="#h.lmzwvmw5e0hr" text:style-name="Internet_20_link" text:visited-style-name="Visited_20_Internet_20_Link">Core</text:a><text:a xlink:type="simple" xlink:href="#h.lmzwvmw5e0hr" text:style-name="Internet_20_link" text:visited-style-name="Visited_20_Internet_20_Link"> </text:a><text:a xlink:type="simple" xlink:href="#h.lmzwvmw5e0hr" text:style-name="Internet_20_link" text:visited-style-name="Visited_20_Internet_20_Link">Gameplay</text:a><text:a xlink:type="simple" xlink:href="#h.lmzwvmw5e0hr" text:style-name="Internet_20_link" text:visited-style-name="Visited_20_Internet_20_Link"> </text:a><text:a xlink:type="simple" xlink:href="#h.lmzwvmw5e0hr" text:style-name="Internet_20_link" text:visited-style-name="Visited_20_Internet_20_Link">Mechanic</text:a><text:a xlink:type="simple" xlink:href="#h.lmzwvmw5e0hr" text:style-name="Internet_20_link" text:visited-style-name="Visited_20_Internet_20_Link"> #3&gt;</text:a></text:p>
      <text:p text:style-name="P3"><text:a xlink:type="simple" xlink:href="#h.kct9c2l3dr9p" text:style-name="Internet_20_link" text:visited-style-name="Visited_20_Internet_20_Link">- &lt;</text:a><text:a xlink:type="simple" xlink:href="#h.kct9c2l3dr9p" text:style-name="Internet_20_link" text:visited-style-name="Visited_20_Internet_20_Link">Core</text:a><text:a xlink:type="simple" xlink:href="#h.kct9c2l3dr9p" text:style-name="Internet_20_link" text:visited-style-name="Visited_20_Internet_20_Link"> </text:a><text:a xlink:type="simple" xlink:href="#h.kct9c2l3dr9p" text:style-name="Internet_20_link" text:visited-style-name="Visited_20_Internet_20_Link">Gameplay</text:a><text:a xlink:type="simple" xlink:href="#h.kct9c2l3dr9p" text:style-name="Internet_20_link" text:visited-style-name="Visited_20_Internet_20_Link"> </text:a><text:a xlink:type="simple" xlink:href="#h.kct9c2l3dr9p" text:style-name="Internet_20_link" text:visited-style-name="Visited_20_Internet_20_Link">Mechanic</text:a><text:a xlink:type="simple" xlink:href="#h.kct9c2l3dr9p" text:style-name="Internet_20_link" text:visited-style-name="Visited_20_Internet_20_Link"> #4&gt;</text:a></text:p>
      <text:p text:style-name="P1"><text:a xlink:type="simple" xlink:href="#h.6pmf08ssy6y0" text:style-name="Internet_20_link" text:visited-style-name="Visited_20_Internet_20_Link">Story</text:a><text:a xlink:type="simple" xlink:href="#h.6pmf08ssy6y0" text:style-name="Internet_20_link" text:visited-style-name="Visited_20_Internet_20_Link"> </text:a><text:a xlink:type="simple" xlink:href="#h.6pmf08ssy6y0" text:style-name="Internet_20_link" text:visited-style-name="Visited_20_Internet_20_Link">and</text:a><text:a xlink:type="simple" xlink:href="#h.6pmf08ssy6y0" text:style-name="Internet_20_link" text:visited-style-name="Visited_20_Internet_20_Link"> </text:a><text:a xlink:type="simple" xlink:href="#h.6pmf08ssy6y0" text:style-name="Internet_20_link" text:visited-style-name="Visited_20_Internet_20_Link">Gameplay</text:a></text:p>
      <text:p text:style-name="P2"><text:a xlink:type="simple" xlink:href="#h.ctv1wxi9dpll" text:style-name="Internet_20_link" text:visited-style-name="Visited_20_Internet_20_Link">Story</text:a><text:a xlink:type="simple" xlink:href="#h.ctv1wxi9dpll" text:style-name="Internet_20_link" text:visited-style-name="Visited_20_Internet_20_Link"> (</text:a><text:a xlink:type="simple" xlink:href="#h.ctv1wxi9dpll" text:style-name="Internet_20_link" text:visited-style-name="Visited_20_Internet_20_Link">Brief</text:a><text:a xlink:type="simple" xlink:href="#h.ctv1wxi9dpll" text:style-name="Internet_20_link" text:visited-style-name="Visited_20_Internet_20_Link">)</text:a></text:p>
      <text:p text:style-name="P2"><text:a xlink:type="simple" xlink:href="#h.kqt2h5q76zyt" text:style-name="Internet_20_link" text:visited-style-name="Visited_20_Internet_20_Link">Story</text:a><text:a xlink:type="simple" xlink:href="#h.kqt2h5q76zyt" text:style-name="Internet_20_link" text:visited-style-name="Visited_20_Internet_20_Link"> (</text:a><text:a xlink:type="simple" xlink:href="#h.kqt2h5q76zyt" text:style-name="Internet_20_link" text:visited-style-name="Visited_20_Internet_20_Link">Detailed</text:a><text:a xlink:type="simple" xlink:href="#h.kqt2h5q76zyt" text:style-name="Internet_20_link" text:visited-style-name="Visited_20_Internet_20_Link">)</text:a></text:p>
      <text:p text:style-name="P2"><text:a xlink:type="simple" xlink:href="#h.ejtq4v6r30ui" text:style-name="Internet_20_link" text:visited-style-name="Visited_20_Internet_20_Link">Gameplay</text:a><text:a xlink:type="simple" xlink:href="#h.ejtq4v6r30ui" text:style-name="Internet_20_link" text:visited-style-name="Visited_20_Internet_20_Link"> (</text:a><text:a xlink:type="simple" xlink:href="#h.ejtq4v6r30ui" text:style-name="Internet_20_link" text:visited-style-name="Visited_20_Internet_20_Link">Brief</text:a><text:a xlink:type="simple" xlink:href="#h.ejtq4v6r30ui" text:style-name="Internet_20_link" text:visited-style-name="Visited_20_Internet_20_Link">)</text:a></text:p>
      <text:p text:style-name="P2"><text:a xlink:type="simple" xlink:href="#h.cl69l94amjmx" text:style-name="Internet_20_link" text:visited-style-name="Visited_20_Internet_20_Link">Gameplay</text:a><text:a xlink:type="simple" xlink:href="#h.cl69l94amjmx" text:style-name="Internet_20_link" text:visited-style-name="Visited_20_Internet_20_Link"> (</text:a><text:a xlink:type="simple" xlink:href="#h.cl69l94amjmx" text:style-name="Internet_20_link" text:visited-style-name="Visited_20_Internet_20_Link">Detailed</text:a><text:a xlink:type="simple" xlink:href="#h.cl69l94amjmx" text:style-name="Internet_20_link" text:visited-style-name="Visited_20_Internet_20_Link">)</text:a></text:p>
      <text:p text:style-name="P1"><text:a xlink:type="simple" xlink:href="#h.6m1256af7s3j" text:style-name="Internet_20_link" text:visited-style-name="Visited_20_Internet_20_Link">Assets</text:a><text:a xlink:type="simple" xlink:href="#h.6m1256af7s3j" text:style-name="Internet_20_link" text:visited-style-name="Visited_20_Internet_20_Link"> </text:a><text:a xlink:type="simple" xlink:href="#h.6m1256af7s3j" text:style-name="Internet_20_link" text:visited-style-name="Visited_20_Internet_20_Link">Needed</text:a></text:p>
      <text:p text:style-name="P2"><text:a xlink:type="simple" xlink:href="#h.1wb69txjqarm" text:style-name="Internet_20_link" text:visited-style-name="Visited_20_Internet_20_Link">- 2</text:a><text:a xlink:type="simple" xlink:href="#h.1wb69txjqarm" text:style-name="Internet_20_link" text:visited-style-name="Visited_20_Internet_20_Link">D</text:a></text:p>
      <text:p text:style-name="P2"><text:a xlink:type="simple" xlink:href="#h.xdk2cy4n4ovn" text:style-name="Internet_20_link" text:visited-style-name="Visited_20_Internet_20_Link">- 3</text:a><text:a xlink:type="simple" xlink:href="#h.xdk2cy4n4ovn" text:style-name="Internet_20_link" text:visited-style-name="Visited_20_Internet_20_Link">D</text:a></text:p>
      <text:p text:style-name="P2"><text:a xlink:type="simple" xlink:href="#h.f8xx8iwg5gs9" text:style-name="Internet_20_link" text:visited-style-name="Visited_20_Internet_20_Link">- </text:a><text:a xlink:type="simple" xlink:href="#h.f8xx8iwg5gs9" text:style-name="Internet_20_link" text:visited-style-name="Visited_20_Internet_20_Link">Sound</text:a></text:p>
      <text:p text:style-name="P2"><text:a xlink:type="simple" xlink:href="#h.ky1qxs88utre" text:style-name="Internet_20_link" text:visited-style-name="Visited_20_Internet_20_Link">- </text:a><text:a xlink:type="simple" xlink:href="#h.ky1qxs88utre" text:style-name="Internet_20_link" text:visited-style-name="Visited_20_Internet_20_Link">Code</text:a></text:p>
      <text:p text:style-name="P2"><text:a xlink:type="simple" xlink:href="#h.isk96p5euy3r" text:style-name="Internet_20_link" text:visited-style-name="Visited_20_Internet_20_Link">- </text:a><text:a xlink:type="simple" xlink:href="#h.isk96p5euy3r" text:style-name="Internet_20_link" text:visited-style-name="Visited_20_Internet_20_Link">Animation</text:a></text:p>
      <text:p text:style-name="P1"><text:a xlink:type="simple" xlink:href="#h.kmt9zaowjejr" text:style-name="Internet_20_link" text:visited-style-name="Visited_20_Internet_20_Link"><text:span text:style-name="T16">Schedule</text:span></text:a></text:p>
      <text:p text:style-name="P3"><text:a xlink:type="simple" xlink:href="#h.r3fjjzh8krjg" text:style-name="Internet_20_link" text:visited-style-name="Visited_20_Internet_20_Link">- &lt;</text:a><text:a xlink:type="simple" xlink:href="#h.r3fjjzh8krjg" text:style-name="Internet_20_link" text:visited-style-name="Visited_20_Internet_20_Link">Object</text:a><text:a xlink:type="simple" xlink:href="#h.r3fjjzh8krjg" text:style-name="Internet_20_link" text:visited-style-name="Visited_20_Internet_20_Link"> #1&gt;</text:a></text:p>
      <text:p text:style-name="P3"><text:a xlink:type="simple" xlink:href="#h.j584764hn4bz" text:style-name="Internet_20_link" text:visited-style-name="Visited_20_Internet_20_Link">- &lt;</text:a><text:a xlink:type="simple" xlink:href="#h.j584764hn4bz" text:style-name="Internet_20_link" text:visited-style-name="Visited_20_Internet_20_Link">Object</text:a><text:a xlink:type="simple" xlink:href="#h.j584764hn4bz" text:style-name="Internet_20_link" text:visited-style-name="Visited_20_Internet_20_Link"> #2&gt;</text:a></text:p>
      <text:p text:style-name="P3"><text:a xlink:type="simple" xlink:href="#h.lbj31oz0xb3v" text:style-name="Internet_20_link" text:visited-style-name="Visited_20_Internet_20_Link">- &lt;</text:a><text:a xlink:type="simple" xlink:href="#h.lbj31oz0xb3v" text:style-name="Internet_20_link" text:visited-style-name="Visited_20_Internet_20_Link">Object</text:a><text:a xlink:type="simple" xlink:href="#h.lbj31oz0xb3v" text:style-name="Internet_20_link" text:visited-style-name="Visited_20_Internet_20_Link"> #3&gt;</text:a></text:p>
      <text:p text:style-name="P3"><text:a xlink:type="simple" xlink:href="#h.p0jgh8xq0o3r" text:style-name="Internet_20_link" text:visited-style-name="Visited_20_Internet_20_Link">- &lt;</text:a><text:a xlink:type="simple" xlink:href="#h.p0jgh8xq0o3r" text:style-name="Internet_20_link" text:visited-style-name="Visited_20_Internet_20_Link">Object</text:a><text:a xlink:type="simple" xlink:href="#h.p0jgh8xq0o3r" text:style-name="Internet_20_link" text:visited-style-name="Visited_20_Internet_20_Link"> #4&gt;</text:a></text:p>
      <text:p text:style-name="P11"/>
      <text:p text:style-name="P12"/>
      <text:p text:style-name="P12"/>
      <text:p text:style-name="P12"/>
      <text:p text:style-name="P12"/>
      <text:h text:style-name="P32" text:outline-level="10"><text:bookmark text:name="h.yj5nhqp5cf0j"/><text:soft-page-break/>Overview</text:h>
      <text:p text:style-name="P10"/>
      <text:h text:style-name="P38" text:outline-level="10"><text:bookmark text:name="h.5s48wntac2es"/>Theme / Setting / Genre</text:h>
      <text:p text:style-name="P16"><text:span text:style-name="T1"><text:tab/></text:span><text:span text:style-name="T2">Spaceship Doom</text:span></text:p>
      <text:h text:style-name="P38" text:outline-level="10"><text:bookmark text:name="h.uzq23hfhdv6e"/>Core Gameplay Mechanics Brief</text:h>
      <text:p text:style-name="P16"><text:span text:style-name="T1"><text:tab/>- </text:span><text:span text:style-name="T3">Doom-like</text:span><text:span text:style-name="T2"> battles</text:span></text:p>
      <text:p text:style-name="P16"><text:span text:style-name="T1"><text:tab/>- </text:span><text:span text:style-name="T3">Wall-jumping</text:span></text:p>
      <text:p text:style-name="P16"><text:span text:style-name="T1"><text:tab/>- </text:span><text:span text:style-name="T2">Spaceship „cleaning“, with Mario like level change </text:span></text:p>
      <text:p text:style-name="P16"><text:span text:style-name="T1"><text:tab/>- &lt;Gameplay Mechanic #4&gt;</text:span></text:p>
      <text:h text:style-name="P38" text:outline-level="10"><text:bookmark text:name="h.kvz0cxkhwt0s"/>Targeted platforms</text:h>
      <text:p text:style-name="P16"><text:span text:style-name="T1"><text:tab/>- </text:span><text:span text:style-name="T2">Windows</text:span></text:p>
      <text:p text:style-name="P16"><text:span text:style-name="T1"><text:tab/>- </text:span><text:span text:style-name="T2">Linux</text:span></text:p>
      <text:p text:style-name="P16"><text:span text:style-name="T1"><text:tab/>- </text:span><text:span text:style-name="T2">Mac</text:span></text:p>
      <text:p text:style-name="P10"/>
      <text:h text:style-name="P38" text:outline-level="10"><text:bookmark text:name="h.421ijgnpyvmc"/>Monetization model (Brief/Document) </text:h>
      <text:p text:style-name="P22"><text:span text:style-name="T1">- </text:span><text:span text:style-name="T2">Pay what you want</text:span></text:p>
      <text:h text:style-name="P40" text:outline-level="10"><text:bookmark text:name="h.rdb2xo3rjh0s"/>Project Scope </text:h>
      <text:p text:style-name="P16"><text:span text:style-name="T1"><text:tab/></text:span><text:span text:style-name="T15">- &lt;Game Time Scale</text:span><text:span text:style-name="T1">&gt;</text:span></text:p>
      <text:p text:style-name="P16"><text:span text:style-name="T1"><text:tab/><text:tab/>- </text:span><text:span text:style-name="T2">Hopefully 0$</text:span></text:p>
      <text:p text:style-name="P25"><text:span text:style-name="T1">- </text:span><text:span text:style-name="T2">Around 1 year, maybe less</text:span></text:p>
      <text:p text:style-name="P27"><text:span text:style-name="T15">- &lt;Team Size&gt;</text:span></text:p>
      <text:p text:style-name="P27"><text:span text:style-name="T1"><text:tab/>- &lt;Core Team&gt;</text:span></text:p>
      <text:p text:style-name="P27"><text:span text:style-name="T1"><text:tab/><text:tab/>- </text:span><text:span text:style-name="T2">Jonas</text:span></text:p>
      <text:p text:style-name="P27"><text:span text:style-name="T1"><text:tab/><text:tab/><text:tab/>- </text:span><text:span text:style-name="T2">He does Everything, from Art to Programming</text:span></text:p>
      <text:p text:style-name="P27"><text:span text:style-name="T1"><text:tab/><text:tab/><text:tab/>- </text:span><text:span text:style-name="T2">0$ Cost</text:span></text:p>
      <text:p text:style-name="P16"><text:span text:style-name="T15"><text:tab/>-&lt;Licenses / Hardware / Other Costs&gt;</text:span></text:p>
      <text:p text:style-name="P6"><text:span text:style-name="T15"><text:tab/><text:tab/></text:span></text:p>
      <text:p text:style-name="P16"><text:span text:style-name="T15"><text:tab/>- &lt;Total Costs with breakdown&gt;</text:span></text:p>
      <text:p text:style-name="P8"><text:tab/><text:tab/>-<text:span text:style-name="T21">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9" text:outline-level="10"/>
      <text:h text:style-name="P40" text:outline-level="10"><text:bookmark text:name="h.155cm8v36jpc"/>Influences (Brief)</text:h>
      <text:h text:style-name="P30" text:outline-level="10"><text:bookmark text:name="h.c6nxu1rzd2cc"/><text:span text:style-name="T17"><text:tab/>- &lt;Influence #1&gt;</text:span></text:h>
      <text:p text:style-name="P14"><text:span text:style-name="T1"><text:tab/><text:tab/>- </text:span><text:span text:style-name="T2">Game: Doom</text:span></text:p>
      <text:p text:style-name="P4"><text:span text:style-name="T12">- </text:span><text:span text:style-name="Inner_20_Take"><text:span text:style-name="T22">The great</text:span></text:span><text:span text:style-name="T13"> actioness of the game, and the weapons</text:span></text:p>
      <text:h text:style-name="P30" text:outline-level="10"><text:bookmark text:name="h.ssiemceczw16"/><text:span text:style-name="T17"><text:tab/>- &lt;Influence #2&gt;</text:span></text:h>
      <text:p text:style-name="P14"><text:span text:style-name="T1"><text:tab/><text:tab/>- </text:span><text:span text:style-name="T2">Game: Mario</text:span></text:p>
      <text:p text:style-name="P14"><text:span text:style-name="T1"><text:tab/><text:tab/>- </text:span><text:span text:style-name="T2">The Way how to progress through each world</text:span></text:p>
      <text:h text:style-name="P30" text:outline-level="10"><text:bookmark text:name="h.31bxzkfeuvl6"/><text:span text:style-name="T17"><text:tab/>- &lt;Influence #3&gt;</text:span></text:h>
      <text:p text:style-name="P14"><text:span text:style-name="T1"><text:tab/><text:tab/>- </text:span><text:span text:style-name="T2">Game: Titanfall</text:span></text:p>
      <text:p text:style-name="P24"><text:span text:style-name="T1">- </text:span><text:span text:style-name="T2">The movement in this game feels just butter-smooth</text:span></text:p>
      <text:h text:style-name="P30" text:outline-level="10"><text:bookmark text:name="h.o4f1wa5aq6q3"/><text:span text:style-name="T17"><text:tab/>- &lt;Influence #4&gt;</text:span></text:h>
      <text:p text:style-name="P14"><text:span text:style-name="T1"><text:tab/><text:tab/>- &lt;Medium&gt; (Television, Games, Literature, Movies, etc.)</text:span></text:p>
      <text:p text:style-name="P14"><text:span text:style-name="T1"><text:tab/><text:tab/>- /Explain Why in 1 Paragraph or less/</text:span></text:p>
      <text:p text:style-name="P24"><text:span text:style-name="T1">- /Explain why this is an influence in 1 Paragraph or less/</text:span></text:p>
      <text:p text:style-name="P8"/>
      <text:h text:style-name="P38" text:outline-level="10"><text:bookmark text:name="h.337xnergkz1b"/>The elevator Pitch</text:h>
      <text:p text:style-name="P16"><text:span text:style-name="T1"><text:tab/></text:span><text:span text:style-name="T10">Pretend that your were pitching your game to a</text:span><text:span text:style-name="T11">n</text:span><text:span text:style-name="T10"> executive going to <text:tab/>the elevator. You have less than 60 Seconds.</text:span></text:p>
      <text:p text:style-name="P6"><text:span text:style-name="T1"><text:tab/></text:span><text:span text:style-name="T2">The game is something special, a mix of the action from Doom, with the <text:tab/>mobility and movement from games like Titanfall. This game will have <text:tab/>great potential with the so less used local 4-player coop, and will make a <text:tab/>goo party game, wich you can just start and play, or play for hours until <text:tab/>you're finished.</text:span></text:p>
      <text:p text:style-name="P10"/>
      <text:h text:style-name="P39" text:outline-level="10"/>
      <text:h text:style-name="P40" text:outline-level="10"><text:bookmark text:name="h.z7oe7x50rpf3"/>Project Description (Brief):</text:h>
      <text:p text:style-name="P10"/>
      <text:p text:style-name="P18"><text:span text:style-name="T1">A Game where the player (coop wise: and his friends) plays a (← team of) space-marine who's objective it is to kill an army of aliens who want to destroy the earth.</text:span></text:p>
      <text:p text:style-name="P10"/>
      <text:p text:style-name="P10"/>
      <text:p text:style-name="P10"/>
      <text:p text:style-name="P10"/>
      <text:p text:style-name="P10"/>
      <text:p text:style-name="P10"/>
      <text:p text:style-name="P10"/>
      <text:h text:style-name="P38" text:outline-level="10"><text:bookmark text:name="h.exbmsy55zuvb"/>Project Description (Detailed)</text:h>
      <text:p text:style-name="P17"><text:span text:style-name="T1"/></text:p>
      <text:p text:style-name="P7"><text:span text:style-name="T1">The game is played in first-person, and with either mouse/keyboard or gamepad. Later in the game you get magnetic boots, which brings you the ability to wall-jump. </text:span><text:span text:style-name="T4">There are 7 types of weapons (Shotgun/Pistol/SMG/Rocket/Minigun/Laser/Impulse), some of them have Upgrades, which make them e. g. faster (for the Rocketlauncher) but inacurate. </text:span></text:p>
      <text:h text:style-name="P33" text:outline-level="10"/>
      <text:h text:style-name="P36" text:outline-level="10"><text:bookmark text:name="h.s4h84uy3suza"/>What sets this project apart?</text:h>
      <text:p text:style-name="P16"><text:span text:style-name="T1"><text:tab/>- </text:span><text:span text:style-name="T4">Couchparty game (2 Friends and you on one screen)</text:span></text:p>
      <text:p text:style-name="P16"><text:span text:style-name="T1"><text:tab/>- </text:span><text:span text:style-name="T4">The Doomlike action</text:span></text:p>
      <text:p text:style-name="P13"><text:span text:style-name="T1"><text:tab/>- </text:span><text:span text:style-name="T4">The </text:span><text:span text:style-name="T5">Controls</text:span><text:span text:style-name="T4">, which enable switching midgame </text:span><text:span text:style-name="T5">between controller </text:span></text:p>
      <text:p text:style-name="P16"><text:span text:style-name="T1"><text:tab/>- </text:span><text:span text:style-name="T5">The Movement, with wall-jumping in this kind of game</text:span></text:p>
      <text:h text:style-name="P38" text:outline-level="10"><text:bookmark text:name="h.a8x4s87df6uk"/>Core Gameplay Mechanics (Detailed)</text:h>
      <text:h text:style-name="P30" text:outline-level="10"><text:bookmark text:name="h.jyik8zbcjcio"/><text:span text:style-name="T17"><text:tab/>- &lt;</text:span><text:span text:style-name="T18">Wall-jumping</text:span><text:span text:style-name="T17">&gt;</text:span></text:h>
      <text:p text:style-name="P16"><text:span text:style-name="T1"><text:tab/><text:tab/>- &lt;Details&gt;</text:span></text:p>
      <text:p text:style-name="P16"><text:span text:style-name="T1"><text:tab/><text:tab/><text:tab/></text:span><text:span text:style-name="T5">You are able to jump from walls, which makes it possible to <text:tab/><text:tab/><text:tab/>add puzzles involving it</text:span></text:p>
      <text:p text:style-name="P16"><text:span text:style-name="T1"><text:tab/><text:tab/>- &lt;How it works&gt;</text:span></text:p>
      <text:p text:style-name="P14"><text:span text:style-name="T1"><text:tab/><text:tab/><text:tab/></text:span><text:span text:style-name="T5">You jump against a wall, and if you tap the jump button, you <text:tab/><text:tab/><text:tab/>jump again.</text:span></text:p>
      <text:h text:style-name="P30" text:outline-level="10"><text:bookmark text:name="h.y46mn9zee60t"/><text:span text:style-name="T17"><text:tab/>- &lt;</text:span><text:span text:style-name="T18">Level-switching</text:span><text:span text:style-name="T17">&gt;</text:span></text:h>
      <text:p text:style-name="P14"><text:span text:style-name="T1"><text:tab/><text:tab/>- &lt;Details&gt;</text:span></text:p>
      <text:p text:style-name="P14"><text:span text:style-name="T1"><text:tab/><text:tab/><text:tab/></text:span><text:span text:style-name="T5">You are flying from spaceship (level) to spaceship(level), by <text:tab/><text:tab/><text:tab/>ramming it into each other.</text:span></text:p>
      <text:p text:style-name="P14"><text:span text:style-name="T1"><text:tab/><text:tab/>- &lt;How it works&gt;</text:span></text:p>
      <text:p text:style-name="P14"><text:span text:style-name="T1"><text:tab/><text:tab/><text:tab/></text:span><text:span text:style-name="T5">On each level-end you are able to choose on the map which <text:tab/><text:tab/><text:tab/>spaceship you want to ram into now</text:span></text:p>
      <text:h text:style-name="P30" text:outline-level="10"><text:bookmark text:name="h.lmzwvmw5e0hr"/><text:span text:style-name="T17"><text:tab/>- &lt;</text:span><text:span text:style-name="T18">The action</text:span><text:span text:style-name="T17">&gt;</text:span></text:h>
      <text:p text:style-name="P14"><text:span text:style-name="T1"><text:tab/><text:tab/>- &lt;Details&gt;</text:span></text:p>
      <text:p text:style-name="P14"><text:span text:style-name="T1"><text:tab/><text:tab/><text:tab/></text:span><text:span text:style-name="T5">Enemy’s are coming in form of waves, each stage of a level <text:tab/><text:tab/><text:tab/>has a set of starting enemy’s, and a hive where new will <text:tab/><text:tab/><text:tab/>spawn, you have to destroy them</text:span></text:p>
      <text:p text:style-name="P14"><text:span text:style-name="T1"><text:tab/><text:tab/>- &lt;How it works&gt;</text:span></text:p>
      <text:p text:style-name="P14"><text:span text:style-name="T1"><text:tab/><text:tab/><text:tab/></text:span><text:span text:style-name="T5">Some Enemy’s are placed inside the stage, and many more <text:tab/><text:tab/><text:tab/>come from hives which the player has to destroy.</text:span></text:p>
      <text:h text:style-name="P30" text:outline-level="10"><text:bookmark text:name="h.kct9c2l3dr9p"/><text:span text:style-name="T17"><text:tab/>- &lt;</text:span><text:span text:style-name="T19">Skills</text:span><text:span text:style-name="T17">&gt;</text:span></text:h>
      <text:p text:style-name="P14"><text:span text:style-name="T1"><text:tab/><text:tab/>- &lt;Details&gt;</text:span></text:p>
      <text:p text:style-name="P14"><text:span text:style-name="T1"><text:tab/><text:tab/><text:tab/></text:span><text:span text:style-name="T7">You get XP on every kill, which you can use to get Skills <text:tab/><text:tab/><text:tab/>which improve things like accuracy, </text:span><text:span text:style-name="T8">or fire-rate.</text:span></text:p>
      <text:p text:style-name="P14"><text:span text:style-name="T1"><text:tab/><text:tab/>- &lt;How it works&gt;</text:span></text:p>
      <text:p text:style-name="P14"><text:span text:style-name="T1"><text:tab/><text:tab/><text:tab/></text:span></text:p>
      <text:h text:style-name="P36" text:outline-level="10"><text:bookmark text:name="h.6pmf08ssy6y0"/>Story and Gameplay</text:h>
      <text:p text:style-name="P14"/>
      <text:h text:style-name="P38" text:outline-level="10"><text:bookmark text:name="h.ctv1wxi9dpll"/>Story (Brief)</text:h>
      <text:p text:style-name="P14"/>
      <text:p text:style-name="P18"><text:span text:style-name="T1">You and your friends are a group of soldiers who have to clean the universe by entering the ships of the filthy aliens, and then exterminate them.</text:span></text:p>
      <text:h text:style-name="P38" text:outline-level="10"><text:bookmark text:name="h.kqt2h5q76zyt"/>Story (Detailed)</text:h>
      <text:p text:style-name="P14"/>
      <text:p text:style-name="P19"><text:span text:style-name="T1">The Aliens are invading the planet, but they did not succeed, now Planet Earth wants revenge. The Government sends the best of the best to exterminate the remaining Aliens. Your Objective is it to capture the ships, destroy the hives of the aliens. You progress through the story by destroying the hives and ramming into the ships of the aliens. </text:span><text:span text:style-name="T6">Some Ships are the transports of high ranked, alien commanders, which are tough to beat but have a cool and nifty weapon.</text:span><text:span text:style-name="T7"> After crashing around, you finally arrive at the final ship of the whole fleet.</text:span></text:p>
      <text:p text:style-name="P20"/>
      <text:h text:style-name="P38" text:outline-level="10"><text:bookmark text:name="h.ejtq4v6r30ui"/>Gameplay (Brief)</text:h>
      <text:p text:style-name="P14"><text:span text:style-name="T1">&lt;The Summary version of below&gt;</text:span></text:p>
      <text:h text:style-name="P38" text:outline-level="10"><text:bookmark text:name="h.cl69l94amjmx"/>Gameplay (Detailed)</text:h>
      <text:p text:style-name="P14"><text:span text:style-name="T1">&lt;Go into as much detail as needs be&gt;</text:span></text:p>
      <text:p text:style-name="P26"><text:span text:style-name="T1">&lt;Spare no detail&gt;</text:span></text:p>
      <text:p text:style-name="P14"><text:span text:style-name="T1">&lt;Combine this with the game mechanics section above&g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
      <text:h text:style-name="P36" text:outline-level="10"><text:bookmark text:name="h.6m1256af7s3j"/>Assets Needed</text:h>
      <text:p text:style-name="P20"/>
      <text:h text:style-name="P38" text:outline-level="10"><text:bookmark text:name="h.1wb69txjqarm"/>- 2D</text:h>
      <text:p text:style-name="P14"><text:span text:style-name="T15"><text:tab/>- Textures</text:span></text:p>
      <text:p text:style-name="P14"><text:span text:style-name="T1"><text:tab/><text:tab/>- Environment Textures</text:span></text:p>
      <text:p text:style-name="P5"><text:span text:style-name="T1"><text:tab/><text:tab/>- </text:span><text:span text:style-name="T8">Spaceship Textures (Walls, floors, etc.)</text:span></text:p>
      <text:h text:style-name="P38" text:outline-level="10"><text:bookmark text:name="h.xdk2cy4n4ovn"/>- 3D</text:h>
      <text:p text:style-name="P14"><text:span text:style-name="T15"><text:tab/>- Characters List</text:span></text:p>
      <text:p text:style-name="P14"><text:span text:style-name="T1"><text:tab/><text:tab/>- </text:span><text:span text:style-name="T8">Player Model (5 colors for each player)</text:span></text:p>
      <text:p text:style-name="P14"><text:span text:style-name="T1"><text:tab/><text:tab/>- </text:span><text:span text:style-name="T8">Enemy’s</text:span></text:p>
      <text:p text:style-name="P14"><text:span text:style-name="T1"><text:tab/><text:tab/>- </text:span><text:span text:style-name="T8">Bosses</text:span></text:p>
      <text:p text:style-name="P14"><text:span text:style-name="T1"><text:tab/><text:tab/>- etc.</text:span></text:p>
      <text:p text:style-name="P14"><text:span text:style-name="T15"><text:tab/>- Environmental Art Lists</text:span></text:p>
      <text:p text:style-name="P14"><text:span text:style-name="T1"><text:tab/><text:tab/>- </text:span><text:span text:style-name="T8">Those filthy ships</text:span></text:p>
      <text:h text:style-name="P38" text:outline-level="10"><text:bookmark text:name="h.f8xx8iwg5gs9"/>- Sound</text:h>
      <text:p text:style-name="P14"><text:span text:style-name="T15"><text:tab/>- Sound List (Ambient)</text:span></text:p>
      <text:p text:style-name="P14"><text:span text:style-name="T15"><text:tab/><text:tab/>- Inside</text:span></text:p>
      <text:p text:style-name="P14"><text:span text:style-name="T1"><text:tab/><text:tab/><text:tab/>- </text:span><text:span text:style-name="T8">Spaceship humming</text:span></text:p>
      <text:p text:style-name="P20"/>
      <text:p text:style-name="P14"><text:span text:style-name="T15">- Sound List (Player)</text:span></text:p>
      <text:p text:style-name="P14"><text:span text:style-name="T15"><text:tab/><text:tab/>- Character Movement Sound List</text:span></text:p>
      <text:p text:style-name="P14"><text:span text:style-name="T1"><text:tab/><text:tab/><text:tab/>- </text:span><text:span text:style-name="T8">Jump</text:span></text:p>
      <text:p text:style-name="P14"><text:span text:style-name="T1"><text:tab/><text:tab/><text:tab/>- </text:span><text:span text:style-name="T8">Run / Walk</text:span></text:p>
      <text:p text:style-name="P14"><text:span text:style-name="T15"><text:tab/><text:tab/>- Character Hit / Collision Sound list</text:span></text:p>
      <text:p text:style-name="P28"><text:span text:style-name="T1">- </text:span><text:span text:style-name="T8">Fall</text:span></text:p>
      <text:p text:style-name="P14"><text:span text:style-name="T1"><text:tab/><text:tab/><text:tab/>- </text:span><text:span text:style-name="T8">Bullet on Wall</text:span></text:p>
      <text:p text:style-name="P29"><text:span text:style-name="T1">- </text:span><text:span text:style-name="T8">Bullet on Other things</text:span></text:p>
      <text:p text:style-name="P14"><text:span text:style-name="T15"><text:tab/><text:tab/>- Character on Injured / Death sound list</text:span></text:p>
      <text:p text:style-name="P14"><text:span text:style-name="T1"><text:tab/><text:tab/><text:tab/>- </text:span><text:span text:style-name="T8">Rocket gibb</text:span></text:p>
      <text:p text:style-name="P14"><text:span text:style-name="T1"><text:tab/><text:tab/><text:tab/>- </text:span><text:span text:style-name="T8">Shot hit</text:span></text:p>
      <text:p text:style-name="P14"><text:span text:style-name="T1"><text:tab/><text:tab/><text:tab/>- etc.</text:span></text:p>
      <text:h text:style-name="P39" text:outline-level="10"/>
      <text:h text:style-name="P40" text:outline-level="10"><text:bookmark text:name="h.ky1qxs88utre"/>- Code</text:h>
      <text:p text:style-name="P14"><text:span text:style-name="T15"><text:tab/>- Character Scripts (Player Pawn/Player Controller)</text:span></text:p>
      <text:p text:style-name="P14"><text:span text:style-name="T15"><text:tab/>- Ambient Scripts (Runs in the background)</text:span></text:p>
      <text:p text:style-name="P26"><text:span text:style-name="T1"><text:tab/>- Example</text:span></text:p>
      <text:p text:style-name="P26"><text:span text:style-name="T15">- NPC Scripts</text:span></text:p>
      <text:p text:style-name="P26"><text:span text:style-name="T1"><text:tab/>- </text:span><text:span text:style-name="T8">AI</text:span></text:p>
      <text:p text:style-name="P26"><text:span text:style-name="T1"><text:tab/>- etc.</text:span></text:p>
      <text:h text:style-name="P38" text:outline-level="10"><text:bookmark text:name="h.isk96p5euy3r"/>- Animation</text:h>
      <text:p text:style-name="P14"><text:span text:style-name="T15"><text:tab/>- Environment Animations </text:span></text:p>
      <text:p text:style-name="P14"><text:span text:style-name="T1"><text:tab/><text:tab/>- Example</text:span></text:p>
      <text:p text:style-name="P14"><text:span text:style-name="T1"><text:tab/><text:tab/>- etc.</text:span></text:p>
      <text:p text:style-name="P14"><text:span text:style-name="T15"><text:tab/>- Character Animations </text:span></text:p>
      <text:p text:style-name="P14"><text:span text:style-name="T15"><text:tab/><text:tab/>- Player</text:span></text:p>
      <text:p text:style-name="P28"><text:span text:style-name="T1">- </text:span><text:span text:style-name="T8">Walking</text:span></text:p>
      <text:p text:style-name="P28"><text:span text:style-name="T1">- etc.</text:span></text:p>
      <text:p text:style-name="P14"><text:span text:style-name="T15"><text:tab/><text:tab/>- NPC</text:span></text:p>
      <text:p text:style-name="P14"><text:span text:style-name="T1"><text:tab/><text:tab/><text:tab/>- Example</text:span></text:p>
      <text:p text:style-name="P14"><text:span text:style-name="T1"><text:tab/><text:tab/><text:tab/>- etc.</text:span></text:p>
      <text:p text:style-name="P20"/>
      <text:h text:style-name="P34" text:outline-level="10"/>
      <text:h text:style-name="P35" text:outline-level="10"><text:bookmark text:name="h.kmt9zaowjejr"/>Schedule</text:h>
      <text:h text:style-name="P31" text:outline-level="10"><text:bookmark text:name="h.r3fjjzh8krjg"/><text:span text:style-name="T17"><text:tab/>- &lt;</text:span><text:span text:style-name="T20">Get the basics</text:span><text:span text:style-name="T17">&gt;</text:span></text:h>
      <text:p text:style-name="P14"><text:tab/><text:tab/><text:tab/>- <text:span text:style-name="T23">1 Month</text:span></text:p>
      <text:p text:style-name="P5"><text:tab/><text:tab/><text:tab/><text:span text:style-name="Inner_20_Take">- </text:span><text:span text:style-name="Inner_20_Take"><text:span text:style-name="T24">The Main Menu</text:span></text:span></text:p>
      <text:p text:style-name="P14"><text:span text:style-name="T1"><text:tab/><text:tab/><text:tab/>- </text:span><text:span text:style-name="T9">The Controls, e. g. the wall jumping, running around, sprint</text:span></text:p>
      <text:p text:style-name="P14"><text:span text:style-name="T1"><text:tab/><text:tab/><text:tab/>- Milestone 2</text:span></text:p>
      <text:p text:style-name="P14"><text:span text:style-name="T1"><text:tab/><text:tab/><text:tab/>- Etc.</text:span></text:p>
      <text:h text:style-name="P31" text:outline-level="10"><text:bookmark text:name="h.j584764hn4bz"/><text:span text:style-name="T17"><text:tab/>- &lt;Object #2&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h text:style-name="P31" text:outline-level="10"><text:bookmark text:name="h.lbj31oz0xb3v"/><text:span text:style-name="T17"><text:tab/>- &lt;Object #3&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h text:style-name="P31" text:outline-level="10"><text:bookmark text:name="h.p0jgh8xq0o3r"/><text:span text:style-name="T17"><text:tab/>- &lt;Object #4&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ner_20_Take" style:display-name="Inner Take" style:family="text">
      <style:text-properties fo:color="#666666" style:text-line-through-style="none" style:text-line-through-type="none" style:font-name="Trebuchet MS" fo:font-family="'Trebuchet MS'" fo:font-size="13pt" fo:font-style="normal" style:text-underline-style="none" fo:font-weight="normal" officeooo:rsid="00126a40" style:font-name-asian="Trebuchet MS" style:font-family-asian="'Trebuchet MS'" style:font-size-asian="13pt" style:font-style-asian="normal" style:font-weight-asian="normal" style:font-name-complex="Trebuchet MS" style:font-family-complex="'Trebuchet MS'" style:font-size-complex="13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language="en" fo:country="U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title/>
    <meta:initial-creator/>
    <meta:editing-cycles>4</meta:editing-cycles>
    <dc:date>2016-03-17T19:31:45.825000000</dc:date>
    <meta:editing-duration>PT25M48S</meta:editing-duration>
    <meta:document-statistic meta:table-count="0" meta:image-count="0" meta:object-count="0" meta:page-count="12" meta:paragraph-count="200" meta:word-count="1110" meta:character-count="6364" meta:non-whitespace-character-count="5199"/>
  </office:meta>
</office:document-meta>
</file>